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ScannerTest__nextToken.test_nex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_nextToken.test_nex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_nextToken.test_nex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_nextToken.test_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_nextToken.test_nex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_nextToken.test_nex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_nextToken.test_nex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_nextToken.test_nex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_nextToken.test_nex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_nextToken.test_nex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_nextToken.test_next_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_nextToken.test_nex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_nextToken.test_next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SONScannerTest__nextToken.test_next_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